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Mens. 1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6]-[.F6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Mens. 1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7]-[.F7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7])" office:value-type="float" office:value="500" calcext:value-type="float">
            <text:p>500,00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17:56.8014576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17:56.802610499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1-05">00/00/0000</text:date><text:s/>- <text:time style:data-style-name="N2" text:time-value="16:17:56.803908228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05">00/00/0000</text:date></text:span><text:span text:style-name="MT6"><text:s/>- </text:span><text:span text:style-name="MT6"><text:time style:data-style-name="N2" text:time-value="16:17:56.804559637">00:00:00</text:time></text:span><text:span text:style-name="MT6"><text:time style:data-style-name="N2" text:time-value="16:17:56.804582735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1-05T16:18:24.328346597</dc:date>
    <meta:print-date>2025-09-02T10:23:28.923814844</meta:print-date>
    <dc:language>pt-PT</dc:language>
    <meta:editing-cycles>684</meta:editing-cycles>
    <meta:editing-duration>PT9H18M15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